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f75b" officeooo:paragraph-rsid="0018f7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I. INTRODUCCIÓN</text:p>
      <text:p text:style-name="P1">Generalidades</text:p>
      <text:p text:style-name="P1">Concepto de red local.</text:p>
      <text:p text:style-name="P1">Ventajas de redes locales</text:p>
      <text:p text:style-name="P1">Aumento de la productividad</text:p>
      <text:p text:style-name="P1">Reducción de los costes de equipo</text:p>
      <text:p text:style-name="P1">Gestores de una red local</text:p>
      <text:p text:style-name="P1">Gestor de ficheros</text:p>
      <text:p text:style-name="P1">Gestor de impresión</text:p>
      <text:p text:style-name="P1">Control de las comunicaciones de la red</text:p>
      <text:p text:style-name="P1">Introducción</text:p>
      <text:p text:style-name="P1">Protocolos</text:p>
      <text:p text:style-name="P1">Protocolos de contienda</text:p>
      <text:p text:style-name="P1">Contienda simple</text:p>
      <text:p text:style-name="P1">Sin detección de colisiones</text:p>
      <text:p text:style-name="P1">Con detección de colisiones</text:p>
      <text:p text:style-name="P1">Polling</text:p>
      <text:p text:style-name="P1">Paso de testigo</text:p>
      <text:p text:style-name="P1">Factores de evaluación del protocolo de paso de testigo</text:p>
      <text:p text:style-name="P1">Normas estándares para redes local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26T09:13:07.996000000</meta:creation-date>
    <dc:date>2014-02-26T09:13:35.156000000</dc:date>
    <meta:editing-duration>P0D</meta:editing-duration>
    <meta:editing-cycles>1</meta:editing-cycles>
    <meta:generator>LibreOffice/24.8.4.2$MacOSX_AARCH64 LibreOffice_project/bb3cfa12c7b1bf994ecc5649a80400d06cd71002</meta:generator>
    <meta:document-statistic meta:table-count="0" meta:image-count="0" meta:object-count="0" meta:page-count="1" meta:paragraph-count="20" meta:word-count="73" meta:character-count="470" meta:non-whitespace-character-count="417"/>
  </office:meta>
</office:document-meta>
</file>